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874in"/>
    </style:style>
    <style:style style:name="co5" style:family="table-column">
      <style:table-column-properties fo:break-before="auto" style:column-width="1.15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asons" table:style-name="ta1">
        <table:shapes>
          <draw:frame draw:z-index="0" draw:style-name="gr1" draw:text-style-name="P1" svg:width="6.2988in" svg:height="3.5429in" svg:x="3.1587in" svg:y="0.0953in">
            <draw:object draw:notify-on-update-of-ranges="Reasons.A1:Reasons.A1 Reasons.A2:Reasons.A13 Reasons.B1:Reasons.B1 Reasons.B2:Reasons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Reason of revocation</text:p>
          </table:table-cell>
          <table:table-cell office:value-type="string">
            <text:p>Number of revoked</text:p>
          </table:table-cell>
        </table:table-row>
        <table:table-row table:style-name="ro1">
          <table:table-cell office:value-type="string">
            <text:p>No Reason Specified</text:p>
          </table:table-cell>
          <table:table-cell office:value-type="float" office:value="805729">
            <text:p>805729</text:p>
          </table:table-cell>
        </table:table-row>
        <table:table-row table:style-name="ro1">
          <table:table-cell office:value-type="string">
            <text:p>Unspecified</text:p>
          </table:table-cell>
          <table:table-cell office:value-type="float" office:value="93274">
            <text:p>93274</text:p>
          </table:table-cell>
        </table:table-row>
        <table:table-row table:style-name="ro1">
          <table:table-cell office:value-type="string">
            <text:p>Key Compromise</text:p>
          </table:table-cell>
          <table:table-cell office:value-type="float" office:value="787487">
            <text:p>787487</text:p>
          </table:table-cell>
        </table:table-row>
        <table:table-row table:style-name="ro1">
          <table:table-cell office:value-type="string">
            <text:p>CA Compromi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ffiliation Changed</text:p>
          </table:table-cell>
          <table:table-cell office:value-type="float" office:value="213832">
            <text:p>213832</text:p>
          </table:table-cell>
        </table:table-row>
        <table:table-row table:style-name="ro1">
          <table:table-cell office:value-type="string">
            <text:p>Superseded</text:p>
          </table:table-cell>
          <table:table-cell office:value-type="float" office:value="184252">
            <text:p>184252</text:p>
          </table:table-cell>
        </table:table-row>
        <table:table-row table:style-name="ro1">
          <table:table-cell office:value-type="string">
            <text:p>Cessation Of Operation</text:p>
          </table:table-cell>
          <table:table-cell office:value-type="float" office:value="516115">
            <text:p>516115</text:p>
          </table:table-cell>
        </table:table-row>
        <table:table-row table:style-name="ro1">
          <table:table-cell office:value-type="string">
            <text:p>Certificate Hold</text:p>
          </table:table-cell>
          <table:table-cell office:value-type="float" office:value="25740">
            <text:p>25740</text:p>
          </table:table-cell>
        </table:table-row>
        <table:table-row table:style-name="ro1">
          <table:table-cell office:value-type="string">
            <text:p>Remove From CR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vilege Withdrawn</text:p>
          </table:table-cell>
          <table:table-cell office:value-type="float" office:value="24065">
            <text:p>24065</text:p>
          </table:table-cell>
        </table:table-row>
        <table:table-row table:style-name="ro1">
          <table:table-cell office:value-type="string">
            <text:p>AA Compromi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nrecognized Reas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2:.B13])" office:value-type="float" office:value="2650548">
            <text:p>2650548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Num of Revoked" table:style-name="ta1"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Number of Certificates Revoked</text:p>
          </table:table-cell>
          <table:table-cell office:value-type="string">
            <text:p>Number of CRLs</text:p>
          </table:table-cell>
          <table:table-cell/>
          <table:table-cell office:value-type="string">
            <text:p>Number of Certificates Revoked</text:p>
          </table:table-cell>
          <table:table-cell office:value-type="string">
            <text:p>Number of CR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/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201">
            <text:p>20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office:value-type="float" office:value="301">
            <text:p>30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float" office:value="401">
            <text:p>40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office:value-type="float" office:value="601">
            <text:p>60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701">
            <text:p>7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office:value-type="float" office:value="801">
            <text:p>8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office:value-type="float" office:value="901">
            <text:p>9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office:value-type="float" office:value="1501">
            <text:p>15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/>
          <table:table-cell office:value-type="float" office:value="2501">
            <text:p>25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3001">
            <text:p>30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office:value-type="float" office:value="3501">
            <text:p>35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float" office:value="4001">
            <text:p>4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/>
          <table:table-cell office:value-type="float" office:value="4501">
            <text:p>45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float" office:value="5001">
            <text:p>50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5501">
            <text:p>55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office:value-type="float" office:value="6001">
            <text:p>6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office:value-type="float" office:value="6501">
            <text:p>65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office:value-type="float" office:value="7001">
            <text:p>7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7501">
            <text:p>75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8001">
            <text:p>80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8501">
            <text:p>85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9001">
            <text:p>90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float" office:value="9501">
            <text:p>95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10001">
            <text:p>1000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28">
            <text:p>26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46">
            <text:p>29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69">
            <text:p>29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33">
            <text:p>31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61">
            <text:p>316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67">
            <text:p>42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52">
            <text:p>43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62">
            <text:p>44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79">
            <text:p>44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82">
            <text:p>44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17">
            <text:p>45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36">
            <text:p>45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48">
            <text:p>45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08">
            <text:p>46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18">
            <text:p>46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49">
            <text:p>46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58">
            <text:p>46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67">
            <text:p>46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97">
            <text:p>469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81">
            <text:p>48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99">
            <text:p>48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089">
            <text:p>50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63">
            <text:p>516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398">
            <text:p>539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27">
            <text:p>54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69">
            <text:p>556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801">
            <text:p>580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188">
            <text:p>618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42">
            <text:p>68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79">
            <text:p>68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194">
            <text:p>71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044">
            <text:p>80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372">
            <text:p>837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399">
            <text:p>839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435">
            <text:p>84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718">
            <text:p>87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727">
            <text:p>87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03">
            <text:p>88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957">
            <text:p>895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036">
            <text:p>903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056">
            <text:p>90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03">
            <text:p>910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08">
            <text:p>91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58">
            <text:p>91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67">
            <text:p>91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178">
            <text:p>91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22">
            <text:p>922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43">
            <text:p>92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271">
            <text:p>927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362">
            <text:p>93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456">
            <text:p>94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738">
            <text:p>97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793">
            <text:p>97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909">
            <text:p>109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358">
            <text:p>113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068">
            <text:p>120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311">
            <text:p>123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275">
            <text:p>1327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221">
            <text:p>142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306">
            <text:p>143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876">
            <text:p>1587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790">
            <text:p>167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425">
            <text:p>1742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693">
            <text:p>1769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224">
            <text:p>182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907">
            <text:p>189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591">
            <text:p>1959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502">
            <text:p>3250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290">
            <text:p>3329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6914">
            <text:p>7691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2309">
            <text:p>1623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0838">
            <text:p>2808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3928">
            <text:p>3339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92281">
            <text:p>6922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1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'Num of Revoked'.D2:'Num of Revoked'.E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3:00</meta:creation-date>
    <dc:date>2013-06-07T12:43:55</dc:date>
    <meta:editing-duration>PT1H30M35S</meta:editing-duration>
    <meta:editing-cycles>7</meta:editing-cycles>
    <meta:generator>LibreOffice/4.0.3.3$MacOSX_x86 LibreOffice_project/0eaa50a932c8f2199a615e1eb30f7ac74279539</meta:generator>
    <meta:document-statistic meta:table-count="2" meta:cell-count="9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8cm" svg:y="0.315cm" chart:style-name="ch2">
          <text:p>Revocations Reasons</text:p>
        </chart:title>
        <chart:legend chart:legend-position="end" svg:x="12.243cm" svg:y="4.203cm" style:legend-expansion="high" chart:style-name="ch3"/>
        <chart:plot-area chart:style-name="ch4" table:cell-range-address="Reasons.A1:Reasons.B13" chart:data-source-has-labels="both" svg:x="1.307cm" svg:y="1.64cm" svg:width="10.296cm" svg:height="6.223cm">
          <chartooo:coordinate-region svg:x="5.253cm" svg:y="1.64cm" svg:width="5.656cm" svg:height="5.58cm"/>
          <chart:axis chart:dimension="x" chart:name="primary-x" chart:style-name="ch5" chartooo:axis-type="auto">
            <chartooo:date-scale/>
            <chart:title svg:x="0.451cm" svg:y="5.351cm" chart:style-name="ch6">
              <text:p>Reason</text:p>
            </chart:title>
            <chart:categories table:cell-range-address="Reasons.A2:Reasons.A13"/>
          </chart:axis>
          <chart:axis chart:dimension="y" chart:name="primary-y" chart:style-name="ch7">
            <chart:title svg:x="6.763cm" svg:y="8.043cm" chart:style-name="ch8">
              <text:p>Number of revoked</text:p>
            </chart:title>
            <chart:grid chart:style-name="ch9" chart:class="major"/>
          </chart:axis>
          <chart:series chart:style-name="ch10" chart:values-cell-range-address="Reasons.B2:Reasons.B13" chart:label-cell-address="Reasons.B1:Reasons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voked</text:p>
                <draw:g>
                  <svg:desc>Reasons.B1:Reas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Reason Specified</text:p>
                <draw:g>
                  <svg:desc>Reasons.A2:Reasons.A13</svg:desc>
                </draw:g>
              </table:table-cell>
              <table:table-cell office:value-type="float" office:value="805729">
                <text:p>805729</text:p>
                <draw:g>
                  <svg:desc>Reasons.B2:Reasons.B13</svg:desc>
                </draw:g>
              </table:table-cell>
            </table:table-row>
            <table:table-row>
              <table:table-cell office:value-type="string">
                <text:p>Unspecified</text:p>
              </table:table-cell>
              <table:table-cell office:value-type="float" office:value="93274">
                <text:p>93274</text:p>
              </table:table-cell>
            </table:table-row>
            <table:table-row>
              <table:table-cell office:value-type="string">
                <text:p>Key Compromise</text:p>
              </table:table-cell>
              <table:table-cell office:value-type="float" office:value="787487">
                <text:p>787487</text:p>
              </table:table-cell>
            </table:table-row>
            <table:table-row>
              <table:table-cell office:value-type="string">
                <text:p>CA Compromis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ffiliation Changed</text:p>
              </table:table-cell>
              <table:table-cell office:value-type="float" office:value="213832">
                <text:p>213832</text:p>
              </table:table-cell>
            </table:table-row>
            <table:table-row>
              <table:table-cell office:value-type="string">
                <text:p>Superseded</text:p>
              </table:table-cell>
              <table:table-cell office:value-type="float" office:value="184252">
                <text:p>184252</text:p>
              </table:table-cell>
            </table:table-row>
            <table:table-row>
              <table:table-cell office:value-type="string">
                <text:p>Cessation Of Operation</text:p>
              </table:table-cell>
              <table:table-cell office:value-type="float" office:value="516115">
                <text:p>516115</text:p>
              </table:table-cell>
            </table:table-row>
            <table:table-row>
              <table:table-cell office:value-type="string">
                <text:p>Certificate Hold</text:p>
              </table:table-cell>
              <table:table-cell office:value-type="float" office:value="25740">
                <text:p>25740</text:p>
              </table:table-cell>
            </table:table-row>
            <table:table-row>
              <table:table-cell office:value-type="string">
                <text:p>Remove From CR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vilege Withdrawn</text:p>
              </table:table-cell>
              <table:table-cell office:value-type="float" office:value="24065">
                <text:p>24065</text:p>
              </table:table-cell>
            </table:table-row>
            <table:table-row>
              <table:table-cell office:value-type="string">
                <text:p>AA Compromis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nrecognized Reason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